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DishList[];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soft-page-break/><text:tab/>CBOrder(String recordPath);</text:p>
      <text:p text:style-name="Text_20_body"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boolean mIsChecked<text:tab/>是否已经被选中</text:p>
      <text:p text:style-name="Text_20_body">* 方法</text:p>
      <text:p text:style-name="Text_20_body"><text:tab/>boolean isChecked();</text:p>
      <text:p text:style-name="Text_20_body"/>
      <text:h text:style-name="Heading_20_2" text:outline-level="2"><text:soft-page-break/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5T20:35:19</dc:date>
    <meta:editing-duration>PT5H25M5S</meta:editing-duration>
    <meta:editing-cycles>151</meta:editing-cycles>
    <meta:generator>LibreOffice/3.5$Linux_x86 LibreOffice_project/350m1$Build-13</meta:generator>
    <meta:document-statistic meta:table-count="0" meta:image-count="0" meta:object-count="0" meta:page-count="4" meta:paragraph-count="100" meta:word-count="417" meta:character-count="2461" meta:non-whitespace-character-count="2376"/>
  </office:meta>
</office:document-meta>
</file>